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20405584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1220405680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2906631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220387664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220405584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2" text:outline-level="2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2" text:outline-level="2">Allocation</text:h>
      <text:p text:style-name="Standard"/>
      <text:p text:style-name="Standard"/>
      <text:p text:style-name="Standard"/>
      <text:p text:style-name="P1"><text:change-end text:change-id="ct1220405584"/><text:change text:change-id="ct1220405680"/><text:change-start text:change-id="ct1220387664"/>Below this is just a collection of pieces from other docs right now.<text:change-end text:change-id="ct122038766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4863497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4863520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48634976"/><text:change-start text:change-id="ct1148635200"/>OpenLCB-CAN Praesent Gravida Standard or Technical Note<text:change-end text:change-id="ct1148635200"/></text:p>
      </style:header>
      <style:footer>
        <text:tracked-changes>
          <text:changed-region text:id="ct1148628224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14862918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48629280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148628224"/><text:change-start text:change-id="ct1148629184"/><text:span text:style-name="MT2">Copyright 2010, by J. Day, D. Harris, B. Jacobsen, and A. Shepherd</text:span><text:change-end text:change-id="ct1148629184"/><text:change text:change-id="ct114862928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9:46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51001488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2510003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0998688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1250998848">
            <text:deletion>
              <office:change-info>
                <dc:creator>Bob Jacobsen</dc:creator>
                <dc:date>2010-10-08T21:58:00</dc:date>
              </office:change-info>
              <text:p text:style-name="MP9">(title)</text:p>
            </text:deletion>
          </text:changed-region>
          <text:changed-region text:id="ct1250998944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1250998384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2509992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0999040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25100470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51001488"/><text:change-start text:change-id="ct1251000384"/>OpenLCB St<text:change-end text:change-id="ct1251000384"/><text:change-start text:change-id="ct1250998688"/>andard<text:change-end text:change-id="ct12509986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50998848"/><text:change-start text:change-id="ct1250998944"/>OpenLCB Event Identifiers<text:change-end text:change-id="ct12509989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250998384"/><text:change-start text:change-id="ct1250999264"/><text:date style:data-style-name="N37" text:date-value="2010-10-08T17:19:56" text:fixed="true">10/08/10</text:date><text:change-end text:change-id="ct1250999264"/></text:p>
            </table:table-cell>
            <table:table-cell table:style-name="Table1.C1" office:value-type="string">
              <text:p text:style-name="MP9"><text:change text:change-id="ct1250999040"/><text:change-start text:change-id="ct1251004704"/>Preliminary<text:change-end text:change-id="ct1251004704"/></text:p>
            </table:table-cell>
          </table:table-row>
        </table:table>
        <text:p text:style-name="Header"/>
      </style:header>
      <style:footer>
        <text:tracked-changes>
          <text:changed-region text:id="ct125100011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25099790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5099816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251000112"/><text:change-start text:change-id="ct1250997904"/><text:span text:style-name="MT4">10</text:span><text:change-end text:change-id="ct1250997904"/><text:span text:style-name="MT4">, by J. Day, D. Harris, B. Jacobsen, </text:span><text:change text:change-id="ct1250998160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9:46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2</meta:editing-cycles>
    <meta:editing-duration>PT11H45M26S</meta:editing-duration>
    <meta:generator>OpenOffice.org/3.2$Unix OpenOffice.org_project/320m18$Build-9502</meta:generator>
    <dc:date>2010-10-10T17:29:46</dc:date>
    <dc:creator>Bob Jacobsen</dc:creator>
    <meta:keyword>OpenLCB Event Identifiers</meta:keyword>
    <meta:document-statistic meta:table-count="1" meta:image-count="1" meta:object-count="0" meta:page-count="2" meta:paragraph-count="38" meta:word-count="304" meta:character-count="1962"/>
    <meta:user-defined meta:name="Info 1"/>
    <meta:user-defined meta:name="Info 2"/>
    <meta:user-defined meta:name="Info 3"/>
    <meta:user-defined meta:name="Info 4"/>
  </office:meta>
</office:document-meta>
</file>